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6100000112C27CB046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43cm" svg:height="5.079cm" svg:x="1.168cm" svg:y="0.248cm">
          <draw:image xlink:href="Pictures/200000020000016100000112C27CB046.eps" xlink:type="simple" xlink:show="embed" xlink:actuate="onLoad">
            <text:p/>
          </draw:image>
        </draw:frame>
        <draw:frame draw:style-name="gr2" draw:layer="layout" svg:width="0.425cm" svg:height="0.469cm" svg:x="3.749cm" svg:y="4.7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46cm" svg:height="0.469cm" svg:x="4.15cm" svg:y="4.7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cm" svg:height="0.469cm" svg:x="4.614cm" svg:y="4.75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13cm" svg:height="0.469cm" svg:x="1.523cm" svg:y="0.54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13cm" svg:height="0.469cm" svg:x="1.523cm" svg:y="3.34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929cm" svg:height="0.394cm" svg:x="5.376cm" svg:y="1.50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draw:layer="layout" svg:width="2.653cm" svg:height="0.802cm" draw:transform="rotate (1.5707963267946) translate (4.082cm 3.455cm)">
          <draw:text-box>
            <text:p><text:span text:style-name="T1">داخلی منتخب کا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10T14:31:36</dc:date>
    <dc:creator>kkk </dc:creator>
    <meta:editing-duration>PT11H4M46S</meta:editing-duration>
    <meta:editing-cycles>48</meta:editing-cycles>
    <meta:generator>LibreOffice/3.3$Linux LibreOffice_project/330m19$Build-401</meta:generator>
    <meta:document-statistic meta:object-count="8"/>
  </office:meta>
</office:document-meta>
</file>

<file path=Object 1/content.xml><?xml version="1.0" encoding="utf-8"?>
<math xmlns="http://www.w3.org/1998/Math/MathML">
  <semantics>
    <mi>x</mi>
    <annotation encoding="StarMath 5.0">x</annotation>
  </semantics>
</math>
</file>

<file path=Object 2/content.xml><?xml version="1.0" encoding="utf-8"?>
<math xmlns="http://www.w3.org/1998/Math/MathML">
  <semantics>
    <mi>y</mi>
    <annotation encoding="StarMath 5.0">y</annotation>
  </semantics>
</math>
</file>

<file path=Object 3/content.xml><?xml version="1.0" encoding="utf-8"?>
<math xmlns="http://www.w3.org/1998/Math/MathML">
  <semantics>
    <mi>z</mi>
    <annotation encoding="StarMath 5.0">z</annotation>
  </semantics>
</math>
</file>

<file path=Object 4/content.xml><?xml version="1.0" encoding="utf-8"?>
<math xmlns="http://www.w3.org/1998/Math/MathML">
  <semantics>
    <mn>1</mn>
    <annotation encoding="StarMath 5.0">1</annotation>
  </semantics>
</math>
</file>

<file path=Object 5/content.xml><?xml version="1.0" encoding="utf-8"?>
<math xmlns="http://www.w3.org/1998/Math/MathML">
  <semantics>
    <mn>0</mn>
    <annotation encoding="StarMath 5.0">0</annotation>
  </semantics>
</math>
</file>

<file path=Object 6/content.xml><?xml version="1.0" encoding="utf-8"?>
<math xmlns="http://www.w3.org/1998/Math/MathML">
  <semantics>
    <mrow>
      <mi>F</mi>
      <mo stretchy="false">=</mo>
      <mrow>
        <mo stretchy="false">∑</mo>
        <mrow>
          <mo stretchy="false">(</mo>
          <mrow>
            <msub>
              <mi>m</mi>
              <mn>3</mn>
            </msub>
            <mi>,</mi>
            <msub>
              <mi>m</mi>
              <mn>4</mn>
            </msub>
            <mi>,</mi>
            <msub>
              <mi>m</mi>
              <mn>6</mn>
            </msub>
            <mi>,</mi>
            <msub>
              <mi>m</mi>
              <mn>7</mn>
            </msub>
          </mrow>
          <mo stretchy="false">)</mo>
        </mrow>
      </mrow>
    </mrow>
    <annotation encoding="StarMath 5.0">F=sum(m_3 , m_4 , m_6 , m_7)</annotation>
  </semantics>
</math>
</file>